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5.5602in"/>
    </style:style>
    <style:style style:name="co4" style:family="table-column">
      <style:table-column-properties fo:break-before="auto" style:column-width="3.0043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anel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 Features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Model #</text:p>
          </table:table-cell>
          <table:table-cell table:style-name="ce1" office:value-type="string">
            <text:p>Source1</text:p>
          </table:table-cell>
          <table:table-cell table:style-name="ce1" office:value-type="string">
            <text:p>Source2</text:p>
          </table:table-cell>
          <table:table-cell table:style-name="ce1" office:value-type="string">
            <text:p>Source3</text:p>
          </table:table-cell>
          <table:table-cell table:style-name="ce1" office:value-type="string">
            <text:p>Source4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RPS/YAW</text:p>
          </table:table-cell>
          <table:table-cell table:style-name="ce2" office:value-type="string">
            <text:p>3-way toggle</text:p>
          </table:table-cell>
          <table:table-cell table:style-name="ce2" office:value-type="string">
            <text:p>Red ca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Approach Lights</text:p>
          </table:table-cell>
          <table:table-cell table:style-name="ce2" office:value-type="string">
            <text:p>2-way toggle</text:p>
          </table:table-cell>
          <table:table-cell table:style-name="ce2" office:value-type="string">
            <text:p>Funky bar thing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Q Fe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ALT HOLD</text:p>
          </table:table-cell>
          <table:table-cell office:value-type="string">
            <text:p>2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AFC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YAW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ROL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PITCH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JPTL</text:p>
          </table:table-cell>
          <table:table-cell office:value-type="string">
            <text:p>2-way toggle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EMS</text:p>
          </table:table-cell>
          <table:table-cell office:value-type="string">
            <text:p>Push-Button?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RUD TRIM</text:p>
          </table:table-cell>
          <table:table-cell office:value-type="string">
            <text:p>3-way momentary toggle</text:p>
          </table:table-cell>
          <table:table-cell office:value-type="string">
            <text:p>Spring-loaded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MAIN FU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Throttle Friction Knob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Nozzle Friction Knob?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ROP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lef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righ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A/R (aerial refueling probe)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lef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righ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FOR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XT LT</text:p>
          </table:table-cell>
          <table:table-cell office:value-type="string">
            <text:p>PO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NTI-C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UX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OXY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LIDS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ENG RP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OXY</text:p>
          </table:table-cell>
          <table:table-cell office:value-type="string">
            <text:p>EF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OXY</text:p>
          </table:table-cell>
          <table:table-cell office:value-type="string">
            <text:p>H20 DUMP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ECS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EL SHUT OFF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EAT</text:p>
          </table:table-cell>
          <table:table-cell office:value-type="string">
            <text:p>SEAT ADJ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SEAT</text:p>
          </table:table-cell>
          <table:table-cell office:value-type="string">
            <text:p>EXT L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Flat blade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Power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Emergency Jet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ANTISKI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BI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Down lock overrid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2O</text:p>
          </table:table-cell>
          <table:table-cell office:value-type="string">
            <text:p>3-way toggle</text:p>
          </table:table-cell>
          <table:table-cell/>
          <table:table-cell office:value-type="string">
            <text:p>Flat bar</text:p>
          </table:table-cell>
          <table:table-cell table:number-columns-repeated="1019"/>
        </table:table-row>
        <table:table-row table:style-name="ro1">
          <table:table-cell office:value-type="string">
            <text:p>H2O</text:p>
          </table:table-cell>
          <table:table-cell office:value-type="string">
            <text:p>COMBAT mode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A/G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NAV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VSTOL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Master Arm</text:p>
          </table:table-cell>
          <table:table-cell office:value-type="string">
            <text:p>2-way toggle</text:p>
          </table:table-cell>
          <table:table-cell office:value-type="string">
            <text:p>Cam</text:p>
          </table:table-cell>
          <table:table-cell office:value-type="string">
            <text:p>Cutler-Hammer Cam</text:p>
          </table:table-cell>
          <table:table-cell table:number-columns-repeated="1019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FLR SAL</text:p>
          </table:table-cell>
          <table:table-cell table:number-columns-repeated="1022"/>
        </table:table-row>
        <table:table-row table:style-name="ro1">
          <table:table-cell office:value-type="string">
            <text:p>MASTER CAUTION</text:p>
          </table:table-cell>
          <table:table-cell office:value-type="string">
            <text:p>Master Cauti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WARN</text:p>
          </table:table-cell>
          <table:table-cell office:value-type="string">
            <text:p>Master War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1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2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3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4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5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COM1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COM2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Channel</text:p>
          </table:table-cell>
          <table:table-cell office:value-type="string">
            <text:p>Rotary Encounter with pull-out squel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Channel</text:p>
          </table:table-cell>
          <table:table-cell office:value-type="string">
            <text:p>Rotary Encounter with pull-out squel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TM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TOO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1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2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3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CL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4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5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6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7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8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9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-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EN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0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TN.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ON/O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I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T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AWL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WP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WO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B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AL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EM CO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2">
          <table:table-cell office:value-type="string">
            <text:p>UFC</text:p>
          </table:table-cell>
          <table:table-cell office:value-type="string">
            <text:p>I/P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MODE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FUZ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MULT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3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R CO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RMT</text:p>
          </table:table-cell>
          <table:table-cell office:value-type="string">
            <text:p>MAN knob?</text:p>
          </table:table-cell>
          <table:table-cell office:value-type="string">
            <text:p>5-way rotary 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JETT</text:p>
          </table:table-cell>
          <table:table-cell office:value-type="string">
            <text:p>5-way rotary switch + center pus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1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2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3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4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5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6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7</text:p>
          </table:table-cell>
          <table:table-cell table:number-columns-repeated="1022"/>
        </table:table-row>
        <table:table-row table:style-name="ro2">
          <table:table-cell office:value-type="string">
            <text:p>ENG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table:number-columns-repeated="2" office:value-type="string">
            <text:p>RWR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XP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CM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7-way rotary knob</text:p>
          </table:table-cell>
          <table:table-cell office:value-type="string">
            <text:p>7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BINGO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REJECT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2">
          <table:table-cell office:value-type="string">
            <text:p>HUD</text:p>
          </table:table-cell>
          <table:table-cell office:value-type="string">
            <text:p>HUD/DIM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NIGHT/DAY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2">
          <table:table-cell office:value-type="string">
            <text:p>HUD</text:p>
          </table:table-cell>
          <table:table-cell office:value-type="string">
            <text:p>VIDEO BG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HUD</text:p>
          </table:table-cell>
          <table:table-cell office:value-type="string">
            <text:p>VIDEO CON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AL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LIR</text:p>
          </table:table-cell>
          <table:table-cell office:value-type="string">
            <text:p>FLIR POWER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INS</text:p>
          </table:table-cell>
          <table:table-cell office:value-type="string">
            <text:p>VRS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PCD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M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PRB H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C OVR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INS ALIGN</text:p>
          </table:table-cell>
          <table:table-cell office:value-type="string">
            <text:p>9-way rotary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AIL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STAB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RUD SVO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FLAPS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SP BRK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L G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TRIMS</text:p>
          </table:table-cell>
          <table:table-cell office:value-type="string">
            <text:p>RH PROBE HEA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C TES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BAT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GEN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ENG ST</text:p>
          </table:table-cell>
          <table:table-cell office:value-type="string">
            <text:p>2-way toggle mag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APU GEN</text:p>
          </table:table-cell>
          <table:table-cell office:value-type="string">
            <text:p>3-way momentar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2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MODE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PRG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1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ZERO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/KY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2">
          <table:table-cell office:value-type="string">
            <text:p>V/UHF</text:p>
          </table:table-cell>
          <table:table-cell office:value-type="string">
            <text:p>VOL KNOB</text:p>
          </table:table-cell>
          <table:table-cell office:value-type="string">
            <text:p>Potentiometer Knob with pull out squelch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MODE</text:p>
          </table:table-cell>
          <table:table-cell office:value-type="string">
            <text:p>7-way rotary switch knob with pull zero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-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&gt;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CHAN/FREQ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PRST</text:p>
          </table:table-cell>
          <table:table-cell office:value-type="string">
            <text:p>7-way rotary switch knob w/pull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RADIO VOL</text:p>
          </table:table-cell>
          <table:table-cell office:value-type="string">
            <text:p>2-way rotary encoder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MIC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EMER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ZERO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LTS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2">
          <table:table-cell office:value-type="string">
            <text:p>INTR LT</text:p>
          </table:table-cell>
          <table:table-cell office:value-type="string">
            <text:p>INST PN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2">
          <table:table-cell office:value-type="string">
            <text:p>INTR LT</text:p>
          </table:table-cell>
          <table:table-cell office:value-type="string">
            <text:p>CONS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2">
          <table:table-cell office:value-type="string">
            <text:p>INTR LT</text:p>
          </table:table-cell>
          <table:table-cell office:value-type="string">
            <text:p>FLD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2">
          <table:table-cell office:value-type="string">
            <text:p>INTR LT</text:p>
          </table:table-cell>
          <table:table-cell office:value-type="string">
            <text:p>WARN/CAUT</text:p>
          </table:table-cell>
          <table:table-cell office:value-type="string">
            <text:p>Potentiometer Knob with reverse off detent?</text:p>
          </table:table-cell>
          <table:table-cell table:number-columns-repeated="1021"/>
        </table:table-row>
        <table:table-row table:style-name="ro2">
          <table:table-cell office:value-type="string">
            <text:p>ECS</text:p>
          </table:table-cell>
          <table:table-cell office:value-type="string">
            <text:p>ECS KNOB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FWD EQUIP RESE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DFOG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AFT EQUI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PRES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cording knob</text:p>
          </table:table-cell>
          <table:table-cell office:value-type="string">
            <text:p>6-way rotary knob</text:p>
          </table:table-cell>
          <table:table-cell table:number-columns-repeated="1021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mote/Loca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SP/FL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CNI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STORE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MIS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JPTL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IGN ISO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ION ARM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 PULL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LGEMER</text:p>
          </table:table-cell>
          <table:table-cell office:value-type="string">
            <text:p>LG EMER BATT LIFT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2">
          <table:table-cell office:value-type="string">
            <text:p>MFD1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2">
          <table:table-cell office:value-type="string">
            <text:p>MFD2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09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Tatum</meta:initial-creator>
    <meta:creation-date>2022-02-13T06:43:17.85</meta:creation-date>
    <dc:date>2022-02-13T09:10:06.04</dc:date>
    <dc:creator>Jason Tatum</dc:creator>
    <meta:editing-duration>PT2H12M59S</meta:editing-duration>
    <meta:editing-cycles>88</meta:editing-cycles>
    <meta:generator>OpenOffice/4.1.11$Win32 OpenOffice.org_project/4111m1$Build-9808</meta:generator>
    <meta:document-statistic meta:table-count="3" meta:cell-count="709" meta:object-count="0"/>
  </office:meta>
</office:document-meta>
</file>